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font-size-asian="16pt" style:font-size-complex="16pt"/>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Modernizing Legacy Fortran</text:p>
      <text:p text:style-name="P1">Assignment 1</text:p>
      <text:p text:style-name="P1">CIS*3190</text:p>
      <text:p text:style-name="P1">Prof. M. Wirth</text:p>
      <text:p text:style-name="P1">William Mah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The Plan</text:p>
      <text:p text:style-name="P2"/>
      <text:p text:style-name="P3">Analyze the problem the code was intended to solve: Turn an input string from infix mathematical notation to Reverse Polish Notation. Analyze the problem from a computer science perspective: What kind of data types, libraries and functionalities from a computer am I going to use to solve this problem? Can I port over the legacy code directly to newer version of the language?</text:p>
      <text:p text:style-name="P3"/>
      <text:p text:style-name="P3"><text:tab/>To be honest where I started was to attempt to copy/paste over Legacy code and attempt to compile with the Fortran 95 compiler and see what I would have to change just to get it running and I thought I would go from there. This was not possible, too many GOTO statements and loops with labels. </text:p>
      <text:p text:style-name="P3"><text:tab/>Again I attempted to re-engineer the code with the given flowchart, which was next to impossible since the Legacy code was using integers to compare characters and it was awful to try to think like that when in Fortran 95 I knew we had nice character types and string types.</text:p>
      <text:p text:style-name="P3"><text:tab/>The final time I re-built it, I did it from scratch. I watched videos on how to turn an equation into Reverse Polish notation. I was able to break down the problem very simply in my head (this is pseudocode).</text:p>
      <text:p text:style-name="P3"/>
      <text:p text:style-name="P3"><text:tab/>while(currChar-&gt;next!=null):</text:p>
      <text:p text:style-name="P3"><text:tab/><text:tab/>if(currChar==operand):</text:p>
      <text:p text:style-name="P3"><text:tab/><text:tab/><text:tab/>Put it in polish string</text:p>
      <text:p text:style-name="P3"><text:tab/><text:tab/>elif(currChar!=rightBracket)</text:p>
      <text:p text:style-name="P3"><text:tab/><text:tab/><text:tab/>check it's precedence and put it in polish or operand</text:p>
      <text:p text:style-name="P3"/>
      <text:p text:style-name="P3">There would be a few other conditions and one other operation, specifically unloading the stack of operands, but that's all easy and just details. </text:p>
      <text:p text:style-name="P3"><text:tab/>So first the basics of the overall task: input a string, manipulate it, output the string. Inputting a string in Fortran 95 was fairly simple, since I got a hint that perhaps the program would be graded by redirecting stdin doing this in Fortran was fairly simple. You simply open a file stream to the number <text:span text:style-name="T1">5</text:span> for stdin. And if you wanted to output to a text file the print statement already goes to stdout so you can easily redirect the stream if necessary.</text:p>
      <text:p text:style-name="P3"><text:tab/>In the Legacy code, it was coded to read 30 characters from the keyboard. It then stored it in an integer array. This makes no sense to me, why you would want to think or code this way is beyond me, so I used F95 strings and characters to do the string manipulation and comparisons. This was easier for me to think and code this way since I'm use to strings being dealt with like characters. Also in F95 you can use len(string) which returns the length of the string which is a handy feature. </text:p>
      <text:p text:style-name="P3"><text:tab/>When I attempted to re-engineer from the Legacy code, I noticed how all the variables were in allcaps with a few weird names I did not understand. Therefore you can see in my code the names are properly camelCased and with not too many vague names. OHIER and SHIER were the hierarchy tables for comparing operator precedence, but I didn't really care about how they worked and was too confusing in F77. </text:p>
      <text:p text:style-name="P3"><text:tab/>In my program I made a function called “precedence” which returned an integer value for the precedence of the operator. I think this is a lot easier to understand especially when you're reading the code. The legacy code was broken up in archaic GOTO statements to other IF statements to other GOTO statements... what a headache. </text:p>
      <text:p text:style-name="P3"><text:tab/>Back to solving the problem, after the string was read in, it was simply comparing and manipulating the string from there. If the character was an operand simply put it in the polish string. To <text:soft-page-break/>check if a character was an operand, I made a boolean function called isOperand which returned true if the character was an operand. A lot simpler to read that code in my mind than comparing the words of the variable as an integer in F77. If it's not an operand then it's an operator, to which I would use my precedence function to compare the current operator and the most recently added thing to the stack. From there I could tell what to do with the character.</text:p>
      <text:p text:style-name="P3"><text:tab/>In the case of a left bracket, we do put it in the stack, but we'll throw it out later. In the case of a right bracket, empty the stack into the polish string up to the left bracket in the stack. In the case where you were unable to place an item into the stack because of precedence, you must empty the operator stuck until you reach an operator which is less than the current one, (or the stack is empty).</text:p>
      <text:p text:style-name="P3"><text:tab/>That's really all there was to it.</text:p>
      <text:p text:style-name="P3"/>
      <text:p text:style-name="P3">Answering the questions on the assignment:<text:span text:style-name="T3">Would it have been easier to re-write the program from scratch in a language such as C?</text:span></text:p>
      <text:p text:style-name="P3"/>
      <text:p text:style-name="P3">There are probably a couple better functions for tokenizing strings, applying a regex etc. But from another point of view, I used the most basic principles of the programming language (since I had to learn it in a couple weeks) but to be honest I don't see much of a difference between it and C. </text:p>
      <text:p text:style-name="P3"/>
      <text:p text:style-name="P3">I'm sure there's huge efficiency differences since C is well known to have very optimized code. I learned that Fortran and C do not allow <text:span text:style-name="T2">aliasing</text:span><text:span text:style-name="T4"> i.e 2 pointers pointing to the same location means they are aliased. This helps prevents overlapping memory for pointers and pointer allocations.</text:span></text:p>
      <text:p text:style-name="P3"><text:span text:style-name="T4"/></text:p>
      <text:p text:style-name="P4">What were the greatest problems faced during the re-engineering process<text:span text:style-name="T5">?</text:span></text:p>
      <text:p text:style-name="P4"><text:span text:style-name="T5"/></text:p>
      <text:p text:style-name="P4">Was your program shorter or longer? Why?</text:p>
      <text:p text:style-name="P4"><text:span text:style-name="T5">My program was longer because I did not use GOTO statements. GOTO statements are useful for deeply nested logic in some cases. They are also useful for breaking out of deeply nested loops. The logic is a tad complicated for this problem with cases and subcases, so you have to code it in such a way that the code will eventually exit out the loop and IF block. But at some points while I was coding, I did see the uses of GOTO statements, but also understood that using them hampers the debugging process (for yourself or others). </text:span></text:p>
      <text:p text:style-name="P4"><text:span text:style-name="T5"/></text:p>
      <text:p text:style-name="P4">Is there a better way of writing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04T21:51:29.44</meta:creation-date>
    <dc:date>2015-02-04T23:11:24.33</dc:date>
    <meta:editing-duration>PT1H19M50S</meta:editing-duration>
    <meta:editing-cycles>10</meta:editing-cycles>
    <meta:generator>OpenOffice/4.1.1$Win32 OpenOffice.org_project/411m6$Build-9775</meta:generator>
    <meta:document-statistic meta:table-count="0" meta:image-count="0" meta:object-count="0" meta:page-count="3" meta:paragraph-count="30" meta:word-count="1032" meta:character-count="5743"/>
  </office:meta>
</office:document-meta>
</file>